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 style:font-pitch="variable"/>
    <style:font-face style:name="ＭＳ Ｐゴシック" svg:font-family="'ＭＳ Ｐゴシック'" style:font-pitch="variable"/>
    <style:font-face style:name="MS Gothic" svg:font-family="'MS Gothic'" style:font-family-generic="modern" style:font-pitch="variable"/>
    <style:font-face style:name="ＭＳ ゴシック" svg:font-family="'ＭＳ ゴシック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35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3.2173in"/>
    </style:style>
    <style:style style:name="co4" style:family="table-column">
      <style:table-column-properties fo:break-before="auto" style:column-width="0.6508in"/>
    </style:style>
    <style:style style:name="co5" style:family="table-column">
      <style:table-column-properties fo:break-before="auto" style:column-width="1.8043in"/>
    </style:style>
    <style:style style:name="co6" style:family="table-column">
      <style:table-column-properties fo:break-before="auto" style:column-width="1.4134in"/>
    </style:style>
    <style:style style:name="co7" style:family="table-column">
      <style:table-column-properties fo:break-before="auto" style:column-width="1.3181in"/>
    </style:style>
    <style:style style:name="co8" style:family="table-column">
      <style:table-column-properties fo:break-before="auto" style:column-width="0.6874in"/>
    </style:style>
    <style:style style:name="co9" style:family="table-column">
      <style:table-column-properties fo:break-before="auto" style:column-width="1.3752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563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3626in" fo:break-before="auto" style:use-optimal-row-height="true"/>
    </style:style>
    <style:style style:name="ro5" style:family="table-row">
      <style:table-row-properties style:row-height="0.1665in" fo:break-before="auto" style:use-optimal-row-height="false"/>
    </style:style>
    <style:style style:name="ro6" style:family="table-row">
      <style:table-row-properties style:row-height="0.2028in" fo:break-before="auto" style:use-optimal-row-height="true"/>
    </style:style>
    <style:style style:name="ro7" style:family="table-row">
      <style:table-row-properties style:row-height="0.189in" fo:break-before="auto" style:use-optimal-row-height="true"/>
    </style:style>
    <style:style style:name="ro8" style:family="table-row">
      <style:table-row-properties style:row-height="1.0571in" fo:break-before="auto" style:use-optimal-row-height="true"/>
    </style:style>
    <style:style style:name="ro9" style:family="table-row">
      <style:table-row-properties style:row-height="0.8854in" fo:break-before="auto" style:use-optimal-row-height="false"/>
    </style:style>
    <style:style style:name="ro10" style:family="table-row">
      <style:table-row-properties style:row-height="3.1772in" fo:break-before="auto" style:use-optimal-row-height="false"/>
    </style:style>
    <style:style style:name="ro11" style:family="table-row">
      <style:table-row-properties style:row-height="2.8854in" fo:break-before="auto" style:use-optimal-row-height="false"/>
    </style:style>
    <style:style style:name="ro12" style:family="table-row">
      <style:table-row-properties style:row-height="3.5417in" fo:break-before="auto" style:use-optimal-row-height="false"/>
    </style:style>
    <style:style style:name="ro13" style:family="table-row">
      <style:table-row-properties style:row-height="3.8437in" fo:break-before="auto" style:use-optimal-row-height="false"/>
    </style:style>
    <style:style style:name="ro14" style:family="table-row">
      <style:table-row-properties style:row-height="0.9791in" fo:break-before="auto" style:use-optimal-row-height="false"/>
    </style:style>
    <style:style style:name="ro15" style:family="table-row">
      <style:table-row-properties style:row-height="1.2189in" fo:break-before="auto" style:use-optimal-row-height="false"/>
    </style:style>
    <style:style style:name="ro16" style:family="table-row">
      <style:table-row-properties style:row-height="0.8228in" fo:break-before="auto" style:use-optimal-row-height="false"/>
    </style:style>
    <style:style style:name="ro17" style:family="table-row">
      <style:table-row-properties style:row-height="0.7811in" fo:break-before="auto" style:use-optimal-row-height="false"/>
    </style:style>
    <style:style style:name="ro18" style:family="table-row">
      <style:table-row-properties style:row-height="0.8646in" fo:break-before="auto" style:use-optimal-row-height="false"/>
    </style:style>
    <style:style style:name="ro19" style:family="table-row">
      <style:table-row-properties style:row-height="1.4063in" fo:break-before="auto" style:use-optimal-row-height="false"/>
    </style:style>
    <style:style style:name="ro20" style:family="table-row">
      <style:table-row-properties style:row-height="1.3335in" fo:break-before="auto" style:use-optimal-row-height="false"/>
    </style:style>
    <style:style style:name="ro21" style:family="table-row">
      <style:table-row-properties style:row-height="0.3854in" fo:break-before="auto" style:use-optimal-row-height="false"/>
    </style:style>
    <style:style style:name="ro22" style:family="table-row">
      <style:table-row-properties style:row-height="1.1252in" fo:break-before="auto" style:use-optimal-row-height="false"/>
    </style:style>
    <style:style style:name="ro23" style:family="table-row">
      <style:table-row-properties style:row-height="0.1862in" fo:break-before="auto" style:use-optimal-row-height="true"/>
    </style:style>
    <style:style style:name="ta1" style:family="table" style:master-page-name="PageStyle_5f_Export_20_all_20_carrier_20_choice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Normal_5f_Sheet1_5f_Vanco_5f_CR022a1_5f_TestCase_5f_v0.1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Sheet1_5f_Vanco_5f_CR022a1_5f_TestCase_5f_v0.1">
      <style:table-cell-properties fo:border-bottom="0.0138in solid #000000" fo:background-color="#003366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Sheet1_5f_Vanco_5f_CR022a1_5f_TestCase_5f_v0.1">
      <style:table-cell-properties fo:background-color="#003366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fo:background-color="#993366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Sheet1_5f_Vanco_5f_CR022a1_5f_TestCase_5f_v0.1">
      <style:table-cell-properties fo:background-color="#ccffff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Excel_20_Built-in_20_Normal" style:data-style-name="N119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Normal_5f_Sheet1_5f_Vanco_5f_CR022a1_5f_TestCase_5f_v0.1">
      <style:table-cell-properties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Excel_20_Built-in_20_Normal" style:data-style-name="N119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46in solid #000000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Normal_5f_Sheet1_5f_Vanco_5f_CR022a1_5f_TestCase_5f_v0.1">
      <style:table-cell-properties fo:border-bottom="0.0138in solid #000000" fo:background-color="#003366" style:cell-protect="protected" style:print-content="tru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Normal_5f_Sheet1_5f_Vanco_5f_CR022a1_5f_TestCase_5f_v0.1">
      <style:table-cell-properties fo:background-color="#003366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138in solid #000000" fo:background-color="#9933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5" style:family="table-cell" style:parent-style-name="Normal_5f_Sheet1_5f_Vanco_5f_CR022a1_5f_TestCase_5f_v0.1">
      <style:table-cell-properties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Normal_5f_Sheet1_5f_Vanco_5f_CR022a1_5f_TestCase_5f_v0.1">
      <style:table-cell-properties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Excel_20_Built-in_20_Normal" style:data-style-name="N8002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Excel_20_Built-in_20_Normal" style:data-style-name="N119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2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Excel_20_Built-in_20_Normal" style:data-style-name="N8002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Excel_20_Built-in_20_Normal" style:data-style-name="N119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Excel_20_Built-in_20_Normal" style:data-style-name="N8001">
      <style:table-cell-properties fo:border-bottom="0.0346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Normal_5f_Sheet1_5f_Vanco_5f_CR022a1_5f_TestCase_5f_v0.1">
      <style:table-cell-properties fo:border-bottom="0.0138in solid #000000" fo:background-color="#003366" style:cell-protect="protected" style:print-content="tru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0" style:family="table-cell" style:parent-style-name="Normal_5f_Sheet1_5f_Vanco_5f_CR022a1_5f_TestCase_5f_v0.1">
      <style:table-cell-properties fo:background-color="#ffff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Normal_5f_Sheet1_5f_Vanco_5f_CR022a1_5f_TestCase_5f_v0.1">
      <style:table-cell-properties fo:background-color="#ffff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Normal_5f_Sheet1_5f_Vanco_5f_CR022a1_5f_TestCase_5f_v0.1">
      <style:table-cell-properties fo:background-color="#003366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Normal_5f_Sheet1_5f_Vanco_5f_CR022a1_5f_TestCase_5f_v0.1">
      <style:table-cell-properties fo:border-bottom="0.0138in solid #000000" fo:background-color="#003366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Normal_5f_Sheet1_5f_Vanco_5f_CR022a1_5f_TestCase_5f_v0.1">
      <style:table-cell-properties fo:border-bottom="none" fo:background-color="#003366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Normal_5f_Sheet1_5f_Vanco_5f_CR022a1_5f_TestCase_5f_v0.1">
      <style:table-cell-properties fo:border-bottom="0.0138in solid #000000" fo:background-color="#003366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Excel_20_Built-in_20_Normal" style:data-style-name="N8002"/>
    <style:style style:name="ce6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Normal_5f_Sheet1_5f_Vanco_5f_CR022a1_5f_TestCase_5f_v0.1">
      <style:table-cell-properties fo:border-bottom="0.0138in solid #000000" fo:background-color="#003366" style:cell-protect="protected" style:print-content="tru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Excel_20_Built-in_20_Normal" style:data-style-name="N8002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ff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Excel_20_Built-in_20_Normal" style:data-style-name="N8002">
      <style:table-cell-properties fo:border-bottom="0.0138in solid #000000" style:diagonal-bl-tr="none" style:diagonal-tl-br="none" fo:border-left="0.0138in solid #000000" fo:border-right="none" style:rotation-align="none" fo:border-top="0.0138in solid #000000"/>
    </style:style>
    <style:style style:name="ce6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Excel_20_Built-in_20_Normal" style:data-style-name="N8002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Excel_20_Built-in_20_Normal" style:data-style-name="N8002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Excel_20_Built-in_20_Normal" style:data-style-name="N8002">
      <style:table-cell-properties fo:background-color="#ffff00" style:diagonal-bl-tr="none" style:diagonal-tl-br="none" fo:border="0.0138in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7" style:family="table-cell" style:parent-style-name="Normal_5f_Sheet1_5f_Vanco_5f_CR022a1_5f_TestCase_5f_v0.1">
      <style:table-cell-properties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80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Excel_20_Built-in_20_Normal"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6" style:family="table-cell" style:parent-style-name="Excel_20_Built-in_20_Normal" style:data-style-name="N8002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8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port all carrier choic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31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visibility="collapse" table:default-cell-style-name="Excel_20_Built-in_20_Normal"/>
        <table:table-column table:style-name="co7" table:default-cell-style-name="Excel_20_Built-in_20_Normal"/>
        <table:table-column table:style-name="co8" table:default-cell-style-name="ce75"/>
        <table:table-column table:style-name="co9" table:default-cell-style-name="ce79"/>
        <table:table-column table:style-name="co4" table:number-columns-repeated="1014" table:default-cell-style-name="Excel_20_Built-in_20_Normal"/>
        <table:table-row table:style-name="ro1">
          <table:table-cell table:style-name="ce1" office:value-type="string">
            <text:p>TEST CASE</text:p>
          </table:table-cell>
          <table:table-cell table:style-name="ce15" table:number-columns-spanned="3" table:number-rows-spanned="2"/>
          <table:covered-table-cell table:number-columns-repeated="2" table:style-name="ce32"/>
          <table:table-cell table:style-name="ce49" table:number-columns-repeated="4"/>
          <table:table-cell table:style-name="ce68"/>
          <table:table-cell table:style-name="ce76"/>
          <table:table-cell table:style-name="ce2"/>
          <table:table-cell table:style-name="ce87" table:number-columns-repeated="1013"/>
        </table:table-row>
        <table:table-row table:style-name="ro2">
          <table:table-cell table:style-name="ce2"/>
          <table:covered-table-cell table:number-columns-repeated="3" table:style-name="ce16"/>
          <table:table-cell table:style-name="ce49" table:number-columns-repeated="4"/>
          <table:table-cell table:style-name="ce68"/>
          <table:table-cell table:style-name="ce76"/>
          <table:table-cell table:style-name="ce2"/>
          <table:table-cell table:style-name="ce87" table:number-columns-repeated="1013"/>
        </table:table-row>
        <table:table-row table:style-name="ro3">
          <table:table-cell table:style-name="ce3" office:value-type="string">
            <text:p>System Name<text:span text:style-name="T1">：</text:span></text:p>
          </table:table-cell>
          <table:table-cell table:style-name="ce17" office:value-type="string" table:number-columns-spanned="3" table:number-rows-spanned="1">
            <text:p>Sample Project</text:p>
          </table:table-cell>
          <table:covered-table-cell table:style-name="ce33"/>
          <table:covered-table-cell table:style-name="ce17"/>
          <table:table-cell table:style-name="ce50" table:number-columns-repeated="3"/>
          <table:table-cell table:style-name="ce61" table:number-columns-spanned="3" table:number-rows-spanned="1"/>
          <table:covered-table-cell table:number-columns-repeated="2" table:style-name="ce52"/>
          <table:table-cell table:style-name="ce80"/>
          <table:table-cell table:style-name="ce88" table:number-columns-repeated="1013"/>
        </table:table-row>
        <table:table-row table:style-name="ro1">
          <table:table-cell table:style-name="ce4" office:value-type="string">
            <text:p>Module Code<text:span text:style-name="T2">：</text:span></text:p>
          </table:table-cell>
          <table:table-cell table:style-name="ce18" office:value-type="string" table:number-columns-spanned="3" table:number-rows-spanned="1">
            <text:p>CR100 - Export to excel</text:p>
          </table:table-cell>
          <table:covered-table-cell table:style-name="ce34"/>
          <table:covered-table-cell table:style-name="ce42"/>
          <table:table-cell table:style-name="ce50" table:number-columns-repeated="3"/>
          <table:table-cell table:style-name="ce61" table:number-columns-spanned="3" table:number-rows-spanned="1"/>
          <table:covered-table-cell table:number-columns-repeated="2" table:style-name="ce52"/>
          <table:table-cell table:style-name="ce80"/>
          <table:table-cell table:style-name="ce88" table:number-columns-repeated="1013"/>
        </table:table-row>
        <table:table-row table:style-name="ro4">
          <table:table-cell table:style-name="ce4" office:value-type="string">
            <text:p>Test requirement:</text:p>
          </table:table-cell>
          <table:table-cell table:style-name="ce19" office:value-type="string" table:number-columns-spanned="3" table:number-rows-spanned="1">
            <text:p>CR1 - </text:p>
          </table:table-cell>
          <table:covered-table-cell table:style-name="ce35"/>
          <table:covered-table-cell table:style-name="ce43"/>
          <table:table-cell table:style-name="ce51" table:number-columns-repeated="3"/>
          <table:table-cell table:style-name="ce62" table:number-columns-spanned="3" table:number-rows-spanned="1"/>
          <table:covered-table-cell table:number-columns-repeated="2" table:style-name="ce69"/>
          <table:table-cell table:style-name="ce81"/>
          <table:table-cell table:style-name="ce89" table:number-columns-repeated="1013"/>
        </table:table-row>
        <table:table-row table:style-name="ro3">
          <table:table-cell table:style-name="ce5" office:value-type="string">
            <text:p>Pass</text:p>
          </table:table-cell>
          <table:table-cell table:style-name="ce20" table:formula="of:=COUNTIF([.I12:.I60];&quot;Pass&quot;)" office:value-type="float" office:value="25">
            <text:p>25</text:p>
          </table:table-cell>
          <table:table-cell table:style-name="ce36" office:value-type="string">
            <text:p>Pending</text:p>
          </table:table-cell>
          <table:table-cell table:style-name="ce44" table:formula="of:=COUNTIF([.I10:.I782];&quot;Pending&quot;)" office:value-type="float" office:value="0">
            <text:p>0</text:p>
          </table:table-cell>
          <table:table-cell table:style-name="ce52" table:number-columns-repeated="3"/>
          <table:table-cell table:style-name="ce61" table:number-columns-spanned="3" table:number-rows-spanned="1"/>
          <table:covered-table-cell table:number-columns-repeated="2" table:style-name="ce52"/>
          <table:table-cell table:style-name="ce80"/>
          <table:table-cell table:style-name="ce88" table:number-columns-repeated="1013"/>
        </table:table-row>
        <table:table-row table:style-name="ro3">
          <table:table-cell table:style-name="ce6" office:value-type="string">
            <text:p>Fail</text:p>
          </table:table-cell>
          <table:table-cell table:style-name="ce21" table:formula="of:=COUNTIF([.I12:.I60];&quot;Fail&quot;)" office:value-type="float" office:value="1">
            <text:p>1</text:p>
          </table:table-cell>
          <table:table-cell table:style-name="ce37" office:value-type="string">
            <text:p>Number of test cases:</text:p>
          </table:table-cell>
          <table:table-cell table:style-name="ce45" table:formula="of:=COUNTA([.A12:.A63]) -15" office:value-type="float" office:value="37">
            <text:p>37</text:p>
          </table:table-cell>
          <table:table-cell table:style-name="ce53" table:number-columns-repeated="3"/>
          <table:table-cell table:style-name="ce61" table:number-columns-spanned="3" table:number-rows-spanned="1"/>
          <table:covered-table-cell table:number-columns-repeated="2" table:style-name="ce52"/>
          <table:table-cell table:style-name="ce80"/>
          <table:table-cell table:style-name="ce88" table:number-columns-repeated="1013"/>
        </table:table-row>
        <table:table-row table:style-name="ro3">
          <table:table-cell table:style-name="ce7" table:number-columns-spanned="4" table:number-rows-spanned="1"/>
          <table:covered-table-cell table:number-columns-repeated="3" table:style-name="ce7"/>
          <table:table-cell table:style-name="ce52" table:number-columns-repeated="4"/>
          <table:table-cell table:style-name="ce70" table:number-columns-repeated="2"/>
          <table:table-cell table:style-name="ce80"/>
          <table:table-cell table:style-name="ce88" table:number-columns-repeated="1013"/>
        </table:table-row>
        <table:table-row table:style-name="ro5">
          <table:table-cell table:style-name="ce8" office:value-type="string" table:number-columns-spanned="1" table:number-rows-spanned="2">
            <text:p>ID</text:p>
          </table:table-cell>
          <table:table-cell table:style-name="ce22" office:value-type="string" table:number-columns-spanned="1" table:number-rows-spanned="2">
            <text:p>Test Case Description</text:p>
          </table:table-cell>
          <table:table-cell table:style-name="ce8" office:value-type="string" table:number-columns-spanned="1" table:number-rows-spanned="2">
            <text:p>Test Case Procedure</text:p>
          </table:table-cell>
          <table:table-cell table:style-name="ce8" office:value-type="string" table:number-columns-spanned="4" table:number-rows-spanned="2">
            <text:p>Expected Output</text:p>
          </table:table-cell>
          <table:covered-table-cell table:number-columns-repeated="2" table:style-name="ce54"/>
          <table:covered-table-cell table:style-name="ce57"/>
          <table:table-cell table:style-name="ce63" office:value-type="string" table:number-columns-spanned="1" table:number-rows-spanned="2">
            <text:p>Test date</text:p>
          </table:table-cell>
          <table:table-cell table:style-name="ce9" office:value-type="string" table:number-columns-spanned="1" table:number-rows-spanned="2">
            <text:p>Result</text:p>
          </table:table-cell>
          <table:table-cell table:style-name="ce9" office:value-type="string" table:number-columns-spanned="1" table:number-rows-spanned="2">
            <text:p>Note</text:p>
          </table:table-cell>
          <table:table-cell table:style-name="ce82"/>
          <table:table-cell table:style-name="ce90" table:number-columns-repeated="1013"/>
        </table:table-row>
        <table:table-row table:style-name="ro5">
          <table:covered-table-cell table:style-name="ce9"/>
          <table:covered-table-cell table:style-name="ce23"/>
          <table:covered-table-cell table:style-name="ce9"/>
          <table:covered-table-cell table:style-name="ce46"/>
          <table:covered-table-cell table:number-columns-repeated="2" table:style-name="ce55"/>
          <table:covered-table-cell table:style-name="ce58"/>
          <table:covered-table-cell table:style-name="ce46"/>
          <table:covered-table-cell table:number-columns-repeated="2" table:style-name="ce9"/>
          <table:table-cell table:style-name="ce83"/>
          <table:table-cell table:style-name="ce91" table:number-columns-repeated="1013"/>
        </table:table-row>
        <table:table-row table:style-name="ro6">
          <table:table-cell table:style-name="ce10" table:number-columns-spanned="10" table:number-rows-spanned="1"/>
          <table:covered-table-cell table:number-columns-repeated="8" table:style-name="ce24"/>
          <table:covered-table-cell table:style-name="ce10"/>
          <table:table-cell table:style-name="ce84" table:number-columns-repeated="1014"/>
        </table:table-row>
        <table:table-row table:style-name="ro7">
          <table:table-cell table:style-name="ce11" office:value-type="string" table:number-columns-spanned="10" table:number-rows-spanned="1">
            <text:p>1. Check add role "CanExportAllCarrierChoises": This will be typically set for System users only</text:p>
          </table:table-cell>
          <table:covered-table-cell table:number-columns-repeated="8" table:style-name="ce25"/>
          <table:covered-table-cell table:style-name="ce77"/>
          <table:table-cell table:style-name="ce85" table:number-columns-repeated="1014"/>
        </table:table-row>
        <table:table-row-group>
          <table:table-row table:style-name="ro8">
            <table:table-cell table:style-name="ce12" office:value-type="string">
              <text:p>TC1</text:p>
            </table:table-cell>
            <table:table-cell table:style-name="ce26" office:value-type="string">
              <text:p>Checking new role is added</text:p>
            </table:table-cell>
            <table:table-cell table:style-name="ce38" office:value-type="string">
              <text:p>1: Go to the system TestProEngine with Classic or Current or Expert Mode</text:p>
              <text:p>2: Go to maintenance </text:p>
              <text:p>3: Click Maintenance Users</text:p>
              <text:p>4: Click Role Tab</text:p>
              <text:p/>
            </table:table-cell>
            <table:table-cell table:style-name="ce47" office:value-type="string" table:number-columns-spanned="3" table:number-rows-spanned="1">
              <text:p>Role Tab is added a new role, it's name "<text:span text:style-name="T3">CanExportAllCarrierChoices"</text:span></text:p>
            </table:table-cell>
            <table:covered-table-cell table:number-columns-repeated="2" table:style-name="ce56"/>
            <table:table-cell table:style-name="ce59"/>
            <table:table-cell table:style-name="ce64"/>
            <table:table-cell table:style-name="ce38" office:value-type="string">
              <text:p>Pass</text:p>
            </table:table-cell>
            <table:table-cell table:style-name="ce38"/>
            <table:table-cell table:style-name="ce85" table:number-columns-repeated="1014"/>
          </table:table-row>
          <table:table-row table:style-name="ro7">
            <table:table-cell table:style-name="ce13" office:value-type="string" table:number-columns-spanned="3" table:number-rows-spanned="1">
              <text:p>Check set Role CanExportAllCarrierChoices = True</text:p>
            </table:table-cell>
            <table:covered-table-cell table:number-columns-repeated="2" table:style-name="ce27"/>
            <table:table-cell table:style-name="ce25" table:number-columns-repeated="6"/>
            <table:table-cell table:style-name="ce77"/>
            <table:table-cell table:style-name="ce85" table:number-columns-repeated="1014"/>
          </table:table-row>
          <table:table-row table:style-name="ro9">
            <table:table-cell table:style-name="ce12" office:value-type="string">
              <text:p>TC2</text:p>
            </table:table-cell>
            <table:table-cell table:style-name="ce28" office:value-type="string">
              <text:p>Checking new function is added in <text:span text:style-name="T3">Classic or Current Mode</text:span></text:p>
            </table:table-cell>
            <table:table-cell table:style-name="ce39" office:value-type="string">
              <text:p>1: Go to the system TestProEngine with Classic or Current <text:s/>Mode that has to set role "CanExportAllCarrierChoices"</text:p>
              <text:p>2: Submit for the quote </text:p>
              <text:p>3: Open the quote at the home</text:p>
              <text:p>4: Go to Quick Links</text:p>
            </table:table-cell>
            <table:table-cell table:style-name="ce48" office:value-type="string" table:number-columns-spanned="3" table:number-rows-spanned="1">
              <text:p>See<text:span text:style-name="T4"> a new selector: "</text:span><text:span text:style-name="T3">Export all Carriers"</text:span></text:p>
            </table:table-cell>
            <table:covered-table-cell table:number-columns-repeated="2" table:style-name="ce56"/>
            <table:table-cell table:style-name="ce59"/>
            <table:table-cell table:style-name="ce47"/>
            <table:table-cell table:style-name="ce38" office:value-type="string">
              <text:p>Pass</text:p>
            </table:table-cell>
            <table:table-cell table:style-name="ce38"/>
            <table:table-cell table:style-name="ce85" table:number-columns-repeated="1014"/>
          </table:table-row>
          <table:table-row table:style-name="ro9">
            <table:table-cell table:style-name="ce12" office:value-type="string">
              <text:p>TC3</text:p>
            </table:table-cell>
            <table:table-cell table:style-name="ce28" office:value-type="string">
              <text:p>Checking new function is added in <text:span text:style-name="T3">Classic or Current Mode</text:span></text:p>
            </table:table-cell>
            <table:table-cell table:style-name="ce39" office:value-type="string">
              <text:p>1: Go to the system TestProEngine with Classic or Current <text:s/>Mode that has to set role "CanExportAllCarrierChoices"</text:p>
              <text:p>2: Unsubmit for the quote </text:p>
              <text:p>3: Open the quote at the home</text:p>
              <text:p>4: Go to Quick Links</text:p>
            </table:table-cell>
            <table:table-cell table:style-name="ce48" office:value-type="string" table:number-columns-spanned="3" table:number-rows-spanned="1">
              <text:p>Don't see<text:span text:style-name="T4"> a new selector: "</text:span><text:span text:style-name="T3">Export all Carriers"</text:span></text:p>
            </table:table-cell>
            <table:covered-table-cell table:number-columns-repeated="2" table:style-name="ce56"/>
            <table:table-cell table:style-name="ce59"/>
            <table:table-cell table:style-name="ce64"/>
            <table:table-cell table:style-name="ce38" office:value-type="string">
              <text:p>Pass</text:p>
            </table:table-cell>
            <table:table-cell table:style-name="ce38"/>
            <table:table-cell table:style-name="ce85" table:number-columns-repeated="1014"/>
          </table:table-row>
          <table:table-row table:style-name="ro9">
            <table:table-cell table:style-name="ce12" office:value-type="string">
              <text:p>TC4</text:p>
            </table:table-cell>
            <table:table-cell table:style-name="ce28" office:value-type="string">
              <text:p>Checking new function is added in<text:span text:style-name="T3"> Expert Mode</text:span></text:p>
            </table:table-cell>
            <table:table-cell table:style-name="ce39" office:value-type="string">
              <text:p>1: Go to the system TestProEngine with Expert <text:s/>Mode that has to set role "CanExportAllCarrierChoices"</text:p>
              <text:p>2: Submit for the quote</text:p>
              <text:p>3: Open the quote at the home</text:p>
              <text:p>4: See on left Panel </text:p>
            </table:table-cell>
            <table:table-cell table:style-name="ce47" office:value-type="string" table:number-columns-spanned="3" table:number-rows-spanned="1">
              <text:p>See a new menu item: "<text:span text:style-name="T3">Export all Carriers" to be enabled in Current Quote Menu</text:span></text:p>
            </table:table-cell>
            <table:covered-table-cell table:number-columns-repeated="2" table:style-name="ce56"/>
            <table:table-cell table:style-name="ce59"/>
            <table:table-cell table:style-name="ce65"/>
            <table:table-cell table:style-name="ce38" table:number-columns-repeated="2"/>
            <table:table-cell table:style-name="ce85" table:number-columns-repeated="1014"/>
          </table:table-row>
          <table:table-row table:style-name="ro9">
            <table:table-cell table:style-name="ce12" office:value-type="string">
              <text:p>TC5</text:p>
            </table:table-cell>
            <table:table-cell table:style-name="ce28" office:value-type="string">
              <text:p>Checking new function is added in<text:span text:style-name="T3"> Expert Mode</text:span></text:p>
            </table:table-cell>
            <table:table-cell table:style-name="ce39" office:value-type="string">
              <text:p>1: Go to the system TestProEngine with Expert <text:s/>Mode that has to set role "CanExportAllCarrierChoices"</text:p>
              <text:p>2:Unsubmit for the quote </text:p>
              <text:p>3: Open the quote at the home</text:p>
              <text:p>4: See on Left Panel </text:p>
            </table:table-cell>
            <table:table-cell table:style-name="ce48" office:value-type="string" table:number-columns-spanned="3" table:number-rows-spanned="1">
              <text:p>See<text:span text:style-name="T4"> a new menu item: "</text:span><text:span text:style-name="T3">Export all Carriers" to be disabled in Current Quote Menu</text:span></text:p>
            </table:table-cell>
            <table:covered-table-cell table:number-columns-repeated="2" table:style-name="ce56"/>
            <table:table-cell table:style-name="ce59"/>
            <table:table-cell table:style-name="ce47"/>
            <table:table-cell table:style-name="ce38" table:number-columns-repeated="2"/>
            <table:table-cell table:style-name="ce85" table:number-columns-repeated="1014"/>
          </table:table-row>
          <table:table-row table:style-name="ro7">
            <table:table-cell table:style-name="ce13" office:value-type="string" table:number-columns-spanned="3" table:number-rows-spanned="1">
              <text:p>Check set Role CanExportAllCarrierChoices = False</text:p>
            </table:table-cell>
            <table:covered-table-cell table:number-columns-repeated="2" table:style-name="ce27"/>
            <table:table-cell table:style-name="ce25" table:number-columns-repeated="6"/>
            <table:table-cell table:style-name="ce77"/>
            <table:table-cell table:style-name="ce85" table:number-columns-repeated="1014"/>
          </table:table-row>
          <table:table-row table:style-name="ro9">
            <table:table-cell table:style-name="ce12" office:value-type="string">
              <text:p>TC6</text:p>
            </table:table-cell>
            <table:table-cell table:style-name="ce28" office:value-type="string">
              <text:p>Checking new function is added in <text:span text:style-name="T3">Classic or Current Mode</text:span></text:p>
            </table:table-cell>
            <table:table-cell table:style-name="ce39" office:value-type="string">
              <text:p>1: Go to the system TestProEngine with Classic or Current <text:s/>Mode that has not to set role "CanExportAllCarrierChoices"</text:p>
              <text:p>2: Submit for the quote </text:p>
              <text:p>3: Open the quote at the home</text:p>
              <text:p>4: Go to Quick Links</text:p>
            </table:table-cell>
            <table:table-cell table:style-name="ce48" office:value-type="string" table:number-columns-spanned="3" table:number-rows-spanned="1">
              <text:p>Don't see<text:span text:style-name="T4"> a new selector: "</text:span><text:span text:style-name="T3">Export all Carriers"</text:span></text:p>
            </table:table-cell>
            <table:covered-table-cell table:number-columns-repeated="2" table:style-name="ce56"/>
            <table:table-cell table:style-name="ce59"/>
            <table:table-cell table:style-name="ce47"/>
            <table:table-cell table:style-name="ce38" office:value-type="string">
              <text:p>Pass</text:p>
            </table:table-cell>
            <table:table-cell table:style-name="ce38"/>
            <table:table-cell table:style-name="ce85" table:number-columns-repeated="1014"/>
          </table:table-row>
          <table:table-row table:style-name="ro9">
            <table:table-cell table:style-name="ce12" office:value-type="string">
              <text:p>TC7</text:p>
            </table:table-cell>
            <table:table-cell table:style-name="ce28" office:value-type="string">
              <text:p>Checking new function is added in <text:span text:style-name="T3">Classic or Current Mode</text:span></text:p>
            </table:table-cell>
            <table:table-cell table:style-name="ce39" office:value-type="string">
              <text:p>1: Go to the system TestProEngine with Classic or Current <text:s/>Mode that has not to set role "CanExportAllCarrierChoices"</text:p>
              <text:p>2: Unsubmit for the quote </text:p>
              <text:p>3: Open the quote at the home</text:p>
              <text:p>4: Go to Quick Links</text:p>
            </table:table-cell>
            <table:table-cell table:style-name="ce48" office:value-type="string" table:number-columns-spanned="3" table:number-rows-spanned="1">
              <text:p>Don't see<text:span text:style-name="T4"> a new selector: "</text:span><text:span text:style-name="T3">Export all Carriers"</text:span></text:p>
            </table:table-cell>
            <table:covered-table-cell table:number-columns-repeated="2" table:style-name="ce56"/>
            <table:table-cell table:style-name="ce59"/>
            <table:table-cell table:style-name="ce64"/>
            <table:table-cell table:style-name="ce38" office:value-type="string">
              <text:p>Pass</text:p>
            </table:table-cell>
            <table:table-cell table:style-name="ce38"/>
            <table:table-cell table:style-name="ce85" table:number-columns-repeated="1014"/>
          </table:table-row>
          <table:table-row table:style-name="ro8">
            <table:table-cell table:style-name="ce12" office:value-type="string">
              <text:p>TC8</text:p>
            </table:table-cell>
            <table:table-cell table:style-name="ce28" office:value-type="string">
              <text:p>Checking new function is added in<text:span text:style-name="T3"> Expert Mode</text:span></text:p>
            </table:table-cell>
            <table:table-cell table:style-name="ce39" office:value-type="string">
              <text:p>1: Go to the system TestProEngine with Expert <text:s/>Mode that has not to set role "CanExportAllCarrierChoices"</text:p>
              <text:p>2: Submit for the quote</text:p>
              <text:p>3: Open the quote at the home</text:p>
              <text:p>4: See on left Panel </text:p>
            </table:table-cell>
            <table:table-cell table:style-name="ce48" office:value-type="string" table:number-columns-spanned="3" table:number-rows-spanned="1">
              <text:p>Don’t see<text:span text:style-name="T4"> a new menu item: "</text:span><text:span text:style-name="T3">Export all Carriers" in Current Quote Menu</text:span></text:p>
            </table:table-cell>
            <table:covered-table-cell table:number-columns-repeated="2" table:style-name="ce56"/>
            <table:table-cell table:style-name="ce59"/>
            <table:table-cell table:style-name="ce65"/>
            <table:table-cell table:style-name="ce38" table:number-columns-repeated="2"/>
            <table:table-cell table:style-name="ce85" table:number-columns-repeated="1014"/>
          </table:table-row>
          <table:table-row table:style-name="ro9">
            <table:table-cell table:style-name="ce12" office:value-type="string">
              <text:p>TC9</text:p>
            </table:table-cell>
            <table:table-cell table:style-name="ce28" office:value-type="string">
              <text:p>Checking new function is added in<text:span text:style-name="T3"> Expert Mode</text:span></text:p>
            </table:table-cell>
            <table:table-cell table:style-name="ce39" office:value-type="string">
              <text:p>1: Go to the system TestProEngine with Expert <text:s/>Mode that has not to set role "CanExportAllCarrierChoices"</text:p>
              <text:p>2:Unsubmit for the quote </text:p>
              <text:p>3: Open the quote at the home</text:p>
              <text:p>4: See on Left Panel </text:p>
            </table:table-cell>
            <table:table-cell table:style-name="ce48" office:value-type="string" table:number-columns-spanned="3" table:number-rows-spanned="1">
              <text:p>Don’t see<text:span text:style-name="T4"> a new menu item: "</text:span><text:span text:style-name="T3">Export all Carriers" <text:s/>in Current Quote Menu</text:span></text:p>
            </table:table-cell>
            <table:covered-table-cell table:number-columns-repeated="2" table:style-name="ce56"/>
            <table:table-cell table:style-name="ce59"/>
            <table:table-cell table:style-name="ce47"/>
            <table:table-cell table:style-name="ce38" table:number-columns-repeated="2"/>
            <table:table-cell table:style-name="ce85" table:number-columns-repeated="1014"/>
          </table:table-row>
        </table:table-row-group>
        <table:table-row table:style-name="ro1">
          <table:table-cell table:style-name="ce11" office:value-type="string" table:number-columns-spanned="10" table:number-rows-spanned="1">
            <text:p>2. Check Template of Excel when Export all Carriers</text:p>
          </table:table-cell>
          <table:covered-table-cell table:number-columns-repeated="8" table:style-name="ce25"/>
          <table:covered-table-cell table:style-name="ce77"/>
          <table:table-cell table:style-name="ce85" table:number-columns-repeated="1014"/>
        </table:table-row>
        <table:table-row-group>
          <table:table-row table:style-name="ro10">
            <table:table-cell table:style-name="ce12" office:value-type="string">
              <text:p>TC10</text:p>
            </table:table-cell>
            <table:table-cell table:style-name="ce29" office:value-type="string">
              <text:p>Check performent of function in Current or Classic Mode <text:span text:style-name="T3">has multi carrier support for a circuit</text:span></text:p>
            </table:table-cell>
            <table:table-cell table:style-name="ce40" office:value-type="string">
              <text:p>1: Go to the system TestProEngine with Current or Classic <text:s/>Mode</text:p>
              <text:p>2: Create quote and submit</text:p>
              <text:p>3: Click [Export all Carriers] on Quick Links</text:p>
            </table:table-cell>
            <table:table-cell table:style-name="ce47" office:value-type="string" table:number-columns-spanned="3" table:number-rows-spanned="1">
              <text:p>1: Will be the same content as <text:span text:style-name="T5">CanSeeFullCostAndPriceBreakdown Role = False at the Current system </text:span></text:p>
              <text:p><text:span text:style-name="T4">2: The export will not just contain one row for each circuit, but will contain one row for each carrier that can provide those circuits. </text:span><text:span text:style-name="T3">The entire row details will <text:s/>be duplicated except the carrier </text:span><text:span text:style-name="T3">name, price and carrier COS</text:span></text:p>
              <text:p><text:span text:style-name="T4">3: A carrier will only be shown once for each circuit with its its aggregate IRD</text:span></text:p>
              <text:p><text:span text:style-name="T4">4: Instead of only showing the total NRC and MRC, we will break out the price elements and show total NRC and MRC CLIENT PRICE for Access, Port, 6 CoS all separately, then Total – so 18 columns </text:span><text:span text:style-name="T4">for figures in total</text:span></text:p>
              <text:p><text:span text:style-name="T4">5: After the access, port, 6 CoS “requirement speeds”, should have 8 columns of speeds that have been priced </text:span></text:p>
              <text:p><text:span text:style-name="T3">See sheet Template A</text:span></text:p>
            </table:table-cell>
            <table:covered-table-cell table:number-columns-repeated="2" table:style-name="ce56"/>
            <table:table-cell table:style-name="ce60" table:number-columns-repeated="2"/>
            <table:table-cell table:style-name="ce71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  <table:table-row table:style-name="ro11">
            <table:table-cell table:style-name="ce12" office:value-type="string">
              <text:p>TC11</text:p>
            </table:table-cell>
            <table:table-cell table:style-name="ce29" office:value-type="string">
              <text:p>Check performent of function in Current or Classic Mode</text:p>
              <text:p><text:span text:style-name="T3">each circuit has only one carrier support</text:span></text:p>
            </table:table-cell>
            <table:table-cell table:style-name="ce40" office:value-type="string">
              <text:p>1: Go to the system TestProEngine with Current or Classic <text:s/>Mode</text:p>
              <text:p>2: Creat quote and Submit</text:p>
              <text:p>3: Click [Export all Carriers] on Quick Links</text:p>
            </table:table-cell>
            <table:table-cell table:style-name="ce47" office:value-type="string" table:number-columns-spanned="3" table:number-rows-spanned="1">
              <text:p>1: Will be the same content as CanSeeFullCostAndPriceBreakdown Role = False at the Current system</text:p>
              <text:p>2: The export show one row for each circuit has only one carrier support</text:p>
              <text:p>3: A carrier will only be shown once for each circuit with its its aggregate IRD</text:p>
              <text:p>4: Instead of only showing the total NRC and MRC, we will break out the price elements and show total NRC and MRC CLIENT PRICE for Access, Port, 6 CoS all separately, then Total – so 18 columns for figures in total</text:p>
              <text:p>5: After the access, port, 6 CoS “requirement speeds”, should have 8 columns of speeds that have been priced </text:p>
              <text:p><text:span text:style-name="T3">See sheet Template A1</text:span></text:p>
            </table:table-cell>
            <table:covered-table-cell table:number-columns-repeated="2" table:style-name="ce56"/>
            <table:table-cell table:style-name="ce60"/>
            <table:table-cell table:style-name="ce66"/>
            <table:table-cell table:style-name="ce71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  <table:table-row table:style-name="ro12">
            <table:table-cell table:style-name="ce12" office:value-type="string">
              <text:p>TC12</text:p>
            </table:table-cell>
            <table:table-cell table:style-name="ce29" office:value-type="string">
              <text:p>Check performent of function in Expert Mode</text:p>
              <text:p><text:span text:style-name="T3">each circuit has only one carrier support</text:span></text:p>
              <text:p><text:span text:style-name="T3"/></text:p>
            </table:table-cell>
            <table:table-cell table:style-name="ce40" office:value-type="string">
              <text:p>1: Go to the system TestProEngine with <text:s/>Expert <text:s/>Mode</text:p>
              <text:p>2: Creat quote and submit</text:p>
              <text:p>2: Click [Export all Carriers] button</text:p>
            </table:table-cell>
            <table:table-cell table:style-name="ce47" office:value-type="string" table:number-columns-spanned="3" table:number-rows-spanned="1">
              <text:p>1: Will be the same content as CanSeeFullCostAndPriceBreakdown Role = False at the Current system</text:p>
              <text:p><text:span text:style-name="T5">2: The export show one row for each circuit has only one carrier support</text:span></text:p>
              <text:p><text:span text:style-name="T4">3: A carrier will only be shown once for each circuit with its its aggregate IRD</text:span></text:p>
              <text:p><text:span text:style-name="T4">4: Instead of only showing the total NRC and MRC, we will break out the price elements and show total NRC and MRC CLIENT PRICE for Access, Port, 6 CoS all separately, then Total – so 18 columns </text:span><text:span text:style-name="T4">for figures in total</text:span></text:p>
              <text:p><text:span text:style-name="T4">5: After the access, port, 6 CoS “requirement speeds”, should have 8 columns of speeds that have been priced </text:span></text:p>
              <text:p><text:span text:style-name="T4">6: For Expert, this will contain the VSIP tables (selected VSIPs, selected VSIP capacities) which many be a table with no entries in it </text:span><text:span text:style-name="T3">(All infomation in it are Blank)</text:span></text:p>
              <text:p><text:span text:style-name="T3">See sheet Template B1</text:span></text:p>
            </table:table-cell>
            <table:covered-table-cell table:number-columns-repeated="2" table:style-name="ce56"/>
            <table:table-cell table:style-name="ce60"/>
            <table:table-cell table:style-name="ce66"/>
            <table:table-cell table:style-name="ce72"/>
            <table:table-cell table:style-name="ce78"/>
            <table:table-cell table:style-name="ce86" table:number-columns-repeated="4"/>
            <table:table-cell table:style-name="ce60" table:number-columns-repeated="1010"/>
          </table:table-row>
          <table:table-row table:style-name="ro13">
            <table:table-cell table:style-name="ce12" office:value-type="string">
              <text:p>TC13</text:p>
            </table:table-cell>
            <table:table-cell table:style-name="ce29" office:value-type="string">
              <text:p>Check performent of function in Expert Mode</text:p>
              <text:p><text:span text:style-name="T3">Have multi carriers support for a circuit</text:span></text:p>
            </table:table-cell>
            <table:table-cell table:style-name="ce40" office:value-type="string">
              <text:p>1: Go to the system TestProEngine with <text:s/>Expert <text:s/>Mode</text:p>
              <text:p>2: Creat quote and submit</text:p>
              <text:p>3: Click [Export all Carriers] button</text:p>
              <text:p/>
            </table:table-cell>
            <table:table-cell table:style-name="ce47" office:value-type="string" table:number-columns-spanned="3" table:number-rows-spanned="1">
              <text:p>1: Will be the same content as CanSeeFullCostAndPriceBreakdown Role = False at the Current system</text:p>
              <text:p>2: The export will not just contain one row for each circuit, but will contain one row for each carrier that can provide those circuits. <text:span text:style-name="T3">The entire row details will be duplicated except the carrier </text:span><text:span text:style-name="T3">name, price and carrier COS</text:span></text:p>
              <text:p><text:span text:style-name="T4">3: A carrier will only be shown once for each circuit with its its aggregate IRD</text:span></text:p>
              <text:p><text:span text:style-name="T4">4: Instead of only showing the total NRC and MRC, we will break out the price elements and show total NRC and MRC CLIENT PRICE for Access, Port, 6 CoS all separately, then Total – so 18 columns </text:span><text:span text:style-name="T4">for figures in total</text:span></text:p>
              <text:p><text:span text:style-name="T4">5: After the access, port, 6 CoS “requirement speeds”, should have 8 columns of speeds that have been priced </text:span></text:p>
              <text:p><text:span text:style-name="T4">6: For Expert, this will contain the VSIP tables (selected VSIPs, selected VSIP capacities) which many be a table with no entries in it </text:span><text:span text:style-name="T3">(All infomation in it are Blank)</text:span></text:p>
              <text:p><text:span text:style-name="T3">See sheet Template B</text:span>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/>
            <table:table-cell table:style-name="ce65"/>
            <table:table-cell table:style-name="ce60" table:number-columns-repeated="1014"/>
          </table:table-row>
        </table:table-row-group>
        <table:table-row table:style-name="ro1">
          <table:table-cell table:style-name="ce11" office:value-type="string" table:number-columns-spanned="10" table:number-rows-spanned="1">
            <text:p>3. Check value of IRD column</text:p>
          </table:table-cell>
          <table:covered-table-cell table:number-columns-repeated="8" table:style-name="ce25"/>
          <table:covered-table-cell table:style-name="ce77"/>
          <table:table-cell table:style-name="ce85" table:number-columns-repeated="1014"/>
        </table:table-row>
        <table:table-row-group>
          <table:table-row table:style-name="ro1">
            <table:table-cell table:style-name="ce11" office:value-type="string" table:number-columns-spanned="10" table:number-rows-spanned="1">
              <text:p><text:s text:c="58"/>Set at the Current mode, Expert Mode, ClassicDIA Mode when site is MPLS + Role CanSeeCarrierName =True</text:p>
            </table:table-cell>
            <table:covered-table-cell table:number-columns-repeated="8" table:style-name="ce25"/>
            <table:covered-table-cell table:style-name="ce77"/>
            <table:table-cell table:style-name="ce85" table:number-columns-repeated="1014"/>
          </table:table-row>
          <table:table-row table:style-name="ro14">
            <table:table-cell table:style-name="ce12" office:value-type="string">
              <text:p>TC14</text:p>
            </table:table-cell>
            <table:table-cell table:style-name="ce29" office:value-type="string">
              <text:p>Check value of IRD column with Carrier for each circuit with its aggregate I, R</text:p>
            </table:table-cell>
            <table:table-cell table:style-name="ce40" office:value-type="string">
              <text:p>1: Go to the system TestProEngine with Current or Classic or Expert <text:s/>Mode</text:p>
              <text:p>2: Creat quote and submit</text:p>
              <text:p>3: Click [Export all Carriers] </text:p>
            </table:table-cell>
            <table:table-cell table:style-name="ce47" office:value-type="string" table:number-columns-spanned="3" table:number-rows-spanned="1">
              <text:p>See IRD column in Template excel to show "IR"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  <table:table-row table:style-name="ro15">
            <table:table-cell table:style-name="ce12" office:value-type="string">
              <text:p>TC15</text:p>
            </table:table-cell>
            <table:table-cell table:style-name="ce29" office:value-type="string">
              <text:p>Check value of IRD column with Carrier for each circuit with its aggregate I, R, D</text:p>
            </table:table-cell>
            <table:table-cell table:style-name="ce40" office:value-type="string">
              <text:p>1: Go to the system TestProEngine with Current or Classic or Expert <text:s/>Mode</text:p>
              <text:p>2: Creat quote and submit</text:p>
              <text:p>3: Click [Export all Carriers] </text:p>
            </table:table-cell>
            <table:table-cell table:style-name="ce47" office:value-type="string" table:number-columns-spanned="3" table:number-rows-spanned="1">
              <text:p>See IRD column in Template excel to show "IRD"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  <table:table-row table:style-name="ro15">
            <table:table-cell table:style-name="ce12" office:value-type="string">
              <text:p>TC16</text:p>
            </table:table-cell>
            <table:table-cell table:style-name="ce29" office:value-type="string">
              <text:p>Check value of IRD column with Carrier for each circuit with its aggregate I, D</text:p>
            </table:table-cell>
            <table:table-cell table:style-name="ce40" office:value-type="string">
              <text:p>1: Go to the system TestProEngine with Current or Classic or Expert <text:s/>Mode</text:p>
              <text:p>2: Creat quote and submit</text:p>
              <text:p>3: Click [Export all Carriers] 1: Go to the system TestProEngine with Current or Classic or Expert <text:s/>Mode</text:p>
              <text:p>2: Creat quote and submit</text:p>
              <text:p>3: Click [Export all Carriers] </text:p>
            </table:table-cell>
            <table:table-cell table:style-name="ce47" office:value-type="string" table:number-columns-spanned="3" table:number-rows-spanned="1">
              <text:p>See IRD column in Template excel to show "ID"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  <table:table-row table:style-name="ro16">
            <table:table-cell table:style-name="ce12" office:value-type="string">
              <text:p>TC17</text:p>
            </table:table-cell>
            <table:table-cell table:style-name="ce29" office:value-type="string">
              <text:p>Check value of IRD column with Carrier for each circuit with its aggregate R, D</text:p>
            </table:table-cell>
            <table:table-cell table:style-name="ce40" office:value-type="string">
              <text:p>1: Go to the system TestProEngine with Current or Classic or Expert <text:s/>Mode</text:p>
              <text:p>2: Creat quote and submit</text:p>
              <text:p>3: Click [Export all Carriers] 1: Go to the system TestProEngine with Current or Classic or Expert <text:s/>Mode</text:p>
              <text:p>2: Creat quote and submit</text:p>
              <text:p>3: Click [Export all Carriers] </text:p>
            </table:table-cell>
            <table:table-cell table:style-name="ce47" office:value-type="string" table:number-columns-spanned="3" table:number-rows-spanned="1">
              <text:p>See IRD column in Template excel to show "RD"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  <table:table-row table:style-name="ro17">
            <table:table-cell table:style-name="ce12" office:value-type="string">
              <text:p>TC18</text:p>
            </table:table-cell>
            <table:table-cell table:style-name="ce29" office:value-type="string">
              <text:p>Check value of IRD column with Carrier for each circuit with its aggregate I</text:p>
            </table:table-cell>
            <table:table-cell table:style-name="ce40" office:value-type="string">
              <text:p>1: Go to the system TestProEngine with Current or Classic or Expert <text:s/>Mode</text:p>
              <text:p>2: Creat quote and submit</text:p>
              <text:p>3: Click [Export all Carriers] 1: Go to the system TestProEngine with Current or Classic or Expert <text:s/>Mode</text:p>
              <text:p>2: Creat quote and submit</text:p>
              <text:p>3: Click [Export all Carriers] </text:p>
            </table:table-cell>
            <table:table-cell table:style-name="ce47" office:value-type="string" table:number-columns-spanned="3" table:number-rows-spanned="1">
              <text:p>See IRD column in Template excel to show "I"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  <table:table-row table:style-name="ro15">
            <table:table-cell table:style-name="ce12" office:value-type="string">
              <text:p>TC19</text:p>
            </table:table-cell>
            <table:table-cell table:style-name="ce29" office:value-type="string">
              <text:p>Check value of IRD column with Carrier for each circuit with its aggregate <text:s/>D</text:p>
            </table:table-cell>
            <table:table-cell table:style-name="ce40" office:value-type="string">
              <text:p>1: Go to the system TestProEngine with Current or Classic or Expert <text:s/>Mode</text:p>
              <text:p>2: Creat quote and submit</text:p>
              <text:p>3: Click [Export all Carriers] 1: Go to the system TestProEngine with Current or Classic or Expert <text:s/>Mode</text:p>
              <text:p>2: Creat quote and submit</text:p>
              <text:p>3: Click [Export all Carriers] </text:p>
            </table:table-cell>
            <table:table-cell table:style-name="ce47" office:value-type="string" table:number-columns-spanned="3" table:number-rows-spanned="1">
              <text:p>See IRD column in Template excel to show "D"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  <table:table-row table:style-name="ro18">
            <table:table-cell table:style-name="ce12" office:value-type="string">
              <text:p>TC20</text:p>
            </table:table-cell>
            <table:table-cell table:style-name="ce29" office:value-type="string">
              <text:p>Check value of IRD column with Carrier for each circuit with its aggregate <text:s/>R</text:p>
            </table:table-cell>
            <table:table-cell table:style-name="ce40" office:value-type="string">
              <text:p>1: Go to the system TestProEngine with Current or Classic or Expert <text:s/>Mode</text:p>
              <text:p>2: Creat quote and submit</text:p>
              <text:p>3: Click [Export all Carriers] 1: Go to the system TestProEngine with Current or Classic or Expert <text:s/>Mode</text:p>
              <text:p>2: Creat quote and submit</text:p>
              <text:p>3: Click [Export all Carriers] </text:p>
            </table:table-cell>
            <table:table-cell table:style-name="ce47" office:value-type="string" table:number-columns-spanned="3" table:number-rows-spanned="1">
              <text:p>See IRD column in Template excel to show "R"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  <table:table-row table:style-name="ro1">
            <table:table-cell table:style-name="ce11" office:value-type="string" table:number-columns-spanned="10" table:number-rows-spanned="1">
              <text:p><text:s text:c="76"/>Set at the Classic Mode, ClassicDIA Mode when site is DIA +Role CanSeeCarrierName = False</text:p>
            </table:table-cell>
            <table:covered-table-cell table:number-columns-repeated="8" table:style-name="ce25"/>
            <table:covered-table-cell table:style-name="ce77"/>
            <table:table-cell table:style-name="ce85" table:number-columns-repeated="1014"/>
          </table:table-row>
          <table:table-row table:style-name="ro15">
            <table:table-cell table:style-name="ce12" office:value-type="string">
              <text:p>TC21</text:p>
            </table:table-cell>
            <table:table-cell table:style-name="ce29" office:value-type="string">
              <text:p>Check value of IRD column with Carrier for each circuit with its aggregate <text:s/>IRD</text:p>
            </table:table-cell>
            <table:table-cell table:style-name="ce40" office:value-type="string">
              <text:p>1: Go to the system TestProEngine with ClassicDIA or Classic <text:s/>Mode</text:p>
              <text:p>2: Creat quote(with ClassicDIA create site that is DIA) and submit</text:p>
              <text:p>3: Click [Export all Carriers] at Quick Links 1: Go to the system TestProEngine with ClassicDIA or Classic <text:s/>Mode</text:p>
              <text:p>2: Creat quote(with ClassicDIA create site that is DIA) and submit</text:p>
              <text:p>3: Click [Export all Carriers] at Quick Links </text:p>
            </table:table-cell>
            <table:table-cell table:style-name="ce47" office:value-type="string" table:number-columns-spanned="3" table:number-rows-spanned="1">
              <text:p>See IRD column is tempalate to show "-"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</table:table-row-group>
        <table:table-row table:style-name="ro1">
          <table:table-cell table:style-name="ce11" office:value-type="string" table:number-columns-spanned="10" table:number-rows-spanned="1">
            <text:p>4. Check value of Notes/COS Selected column</text:p>
          </table:table-cell>
          <table:covered-table-cell table:number-columns-repeated="8" table:style-name="ce25"/>
          <table:covered-table-cell table:style-name="ce77"/>
          <table:table-cell table:style-name="ce85" table:number-columns-repeated="1014"/>
        </table:table-row>
        <table:table-row-group>
          <table:table-row table:style-name="ro19">
            <table:table-cell table:style-name="ce12" office:value-type="string">
              <text:p>TC22</text:p>
            </table:table-cell>
            <table:table-cell table:style-name="ce29" office:value-type="string">
              <text:p>Check value of Note column if Set role <text:span text:style-name="T3">CanSeeNotesAndCoSIndicator = TrueCheck value of Note column if Set role CanSeeNotesAndCoSIndicator = True</text:span></text:p>
            </table:table-cell>
            <table:table-cell table:style-name="ce40" office:value-type="string">
              <text:p>1: Go to the system TestProEngine Current or Classic or Expert Mode</text:p>
              <text:p>2: Create quote and submit for it</text:p>
              <text:p>3: Go to Maintenance User set role CanSeeNotesAndCoSIndicator = True</text:p>
              <text:p>4: Open the quote</text:p>
              <text:p>5: Click [Export all Carriers] at Quick Links/Left Panel1: Go to the system TestProEngine Current or Classic or Expert Mode</text:p>
              <text:p>2: Create quote and submit for it</text:p>
              <text:p>3: Go to Maintenance User set role CanSeeNotesAndCoSIndicator = True</text:p>
              <text:p>4: Open the quote</text:p>
              <text:p>5: Click [Export all Carriers] at Quick Links/Left Panel</text:p>
            </table:table-cell>
            <table:table-cell table:style-name="ce47" office:value-type="string" table:number-columns-spanned="3" table:number-rows-spanned="1">
              <text:p>See Notes, COS selected column: value of them are Client notes/COS selected as on Pricing option popup</text:p>
            </table:table-cell>
            <table:covered-table-cell table:number-columns-repeated="2" table:style-name="ce56"/>
            <table:table-cell table:style-name="ce60"/>
            <table:table-cell table:style-name="ce67" office:value-type="string">
              <text:p>Expert doesn't test</text:p>
            </table:table-cell>
            <table:table-cell table:style-name="ce74" office:value-type="string">
              <text:p>Fail</text:p>
            </table:table-cell>
            <table:table-cell table:style-name="ce65" office:value-type="string">
              <text:p>With Mode classic is fail</text:p>
              <text:p>ClassicDIA : OkWith Mode classic is fail</text:p>
              <text:p>ClassicDIA : Ok</text:p>
            </table:table-cell>
            <table:table-cell table:style-name="ce60" table:number-columns-repeated="1014"/>
          </table:table-row>
          <table:table-row table:style-name="ro20">
            <table:table-cell table:style-name="ce12" office:value-type="string">
              <text:p>TC23</text:p>
            </table:table-cell>
            <table:table-cell table:style-name="ce29" office:value-type="string">
              <text:p>Check value of Note column if Set role <text:span text:style-name="T3">CanSeeNotesAndCoSIndicator = FalseCheck value of Note column if Set role CanSeeNotesAndCoSIndicator = False</text:span></text:p>
            </table:table-cell>
            <table:table-cell table:style-name="ce40" office:value-type="string">
              <text:p>1: Go to the system TestProEngine Current or Classic or Expert Mode</text:p>
              <text:p>2: Create quote and submit for it</text:p>
              <text:p>3: Go to Maintenance User set role CanSeeNotesAndCoSIndicator = False</text:p>
              <text:p>4: Open the quote</text:p>
              <text:p>5: Click [Export all Carriers] at Quick Links /Left panel1: Go to the system TestProEngine Current or Classic or Expert Mode</text:p>
              <text:p>2: Create quote and submit for it</text:p>
              <text:p>3: Go to Maintenance User set role CanSeeNotesAndCoSIndicator = False</text:p>
              <text:p>4: Open the quote</text:p>
              <text:p>5: Click [Export all Carriers] at Quick Links /Left panel</text:p>
            </table:table-cell>
            <table:table-cell table:style-name="ce47" office:value-type="string" table:number-columns-spanned="3" table:number-rows-spanned="1">
              <text:p>See Notes, COS selected column: value of them are Blank</text:p>
            </table:table-cell>
            <table:covered-table-cell table:number-columns-repeated="2" table:style-name="ce56"/>
            <table:table-cell table:style-name="ce60"/>
            <table:table-cell table:style-name="ce67" office:value-type="string">
              <text:p>Expert doesn't test</text:p>
            </table:table-cell>
            <table:table-cell table:style-name="ce73" office:value-type="string">
              <text:p>Pass</text:p>
            </table:table-cell>
            <table:table-cell table:style-name="ce65" office:value-type="string">
              <text:p>With Mode classic ,</text:p>
              <text:p>ClassicDIA : OkWith Mode classic ,</text:p>
              <text:p>ClassicDIA : Ok</text:p>
            </table:table-cell>
            <table:table-cell table:style-name="ce60" table:number-columns-repeated="1014"/>
          </table:table-row>
          <table:table-row table:style-name="ro20">
            <table:table-cell table:style-name="ce12" office:value-type="string">
              <text:p>TC24</text:p>
            </table:table-cell>
            <table:table-cell table:style-name="ce29" office:value-type="string">
              <text:p>Check value of Note column if Access, Port, CoS Rule are mapping</text:p>
            </table:table-cell>
            <table:table-cell table:style-name="ce40" office:value-type="string">
              <text:p>1: Go to the system TestProEngine Current or Classic or Expert Mode</text:p>
              <text:p>2: Create quote and submit for it</text:p>
              <text:p>3: Open the quote</text:p>
              <text:p>4: Click [Export all Carriers] at Quick Links /Left panel1: Go to the system TestProEngine Current or Classic or Expert Mode</text:p>
              <text:p>2: Create quote and submit for it</text:p>
              <text:p>3: Open the quote</text:p>
              <text:p>4: Click [Export all Carriers] at Quick Links /Left panel</text:p>
            </table:table-cell>
            <table:table-cell table:style-name="ce47" office:value-type="string" table:number-columns-spanned="3" table:number-rows-spanned="1">
              <text:p>See value of <text:s/>Notes: show full information Access, Port, CoS rule to be mapping</text:p>
            </table:table-cell>
            <table:covered-table-cell table:number-columns-repeated="2" table:style-name="ce56"/>
            <table:table-cell table:style-name="ce60"/>
            <table:table-cell table:style-name="ce67" office:value-type="string">
              <text:p>Expert doesn't test</text:p>
            </table:table-cell>
            <table:table-cell table:style-name="ce73" office:value-type="string">
              <text:p>Pass</text:p>
            </table:table-cell>
            <table:table-cell table:style-name="ce65" office:value-type="string">
              <text:p>With Mode classic ,</text:p>
              <text:p>ClassicDIA : OkWith Mode classic ,</text:p>
              <text:p>ClassicDIA : Ok</text:p>
            </table:table-cell>
            <table:table-cell table:style-name="ce60" table:number-columns-repeated="1014"/>
          </table:table-row>
        </table:table-row-group>
        <table:table-row table:style-name="ro7">
          <table:table-cell table:style-name="ce11" office:value-type="string" table:number-columns-spanned="10" table:number-rows-spanned="1">
            <text:p>5. Check value of <text:s/>columns that provider supports</text:p>
          </table:table-cell>
          <table:covered-table-cell table:number-columns-repeated="8" table:style-name="ce25"/>
          <table:covered-table-cell table:style-name="ce77"/>
          <table:table-cell table:style-name="ce85" table:number-columns-repeated="1014"/>
        </table:table-row>
        <table:table-row-group>
          <table:table-row table:style-name="ro21">
            <table:table-cell table:style-name="ce14" office:value-type="string" table:number-columns-spanned="3" table:number-rows-spanned="1">
              <text:p>You can see details for part of in Sheet Provider supports</text:p>
            </table:table-cell>
            <table:covered-table-cell table:style-name="ce30"/>
            <table:covered-table-cell table:style-name="ce41"/>
            <table:table-cell table:style-name="ce47" table:number-columns-spanned="3" table:number-rows-spanned="1"/>
            <table:covered-table-cell table:number-columns-repeated="2" table:style-name="ce56"/>
            <table:table-cell table:style-name="ce60"/>
            <table:table-cell table:style-name="ce67"/>
            <table:table-cell table:style-name="ce73"/>
            <table:table-cell table:style-name="ce65"/>
            <table:table-cell table:style-name="ce60" table:number-columns-repeated="1014"/>
          </table:table-row>
          <table:table-row table:style-name="ro21">
            <table:table-cell table:style-name="ce12" office:value-type="string">
              <text:p>TC25</text:p>
            </table:table-cell>
            <table:table-cell table:style-name="ce29" office:value-type="string">
              <text:p>Check value the part of Requested</text:p>
            </table:table-cell>
            <table:table-cell table:style-name="ce40" office:value-type="string">
              <text:p>See the part of requested</text:p>
            </table:table-cell>
            <table:table-cell table:style-name="ce47" office:value-type="string" table:number-columns-spanned="3" table:number-rows-spanned="1">
              <text:p>All values the same as Edit site details popup displays (User requests)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  <table:table-row table:style-name="ro22">
            <table:table-cell table:style-name="ce12" office:value-type="string">
              <text:p>TC26</text:p>
            </table:table-cell>
            <table:table-cell table:style-name="ce29" office:value-type="string">
              <text:p>Check value the part of Provided</text:p>
            </table:table-cell>
            <table:table-cell table:style-name="ce40" office:value-type="string">
              <text:p>See the part of Provided</text:p>
            </table:table-cell>
            <table:table-cell table:style-name="ce47" office:value-type="string" table:number-columns-spanned="3" table:number-rows-spanned="1">
              <text:p>- If provider supports as user to input then value the part of Provided same as alongside part of requested</text:p>
              <text:p>- If provider<text:span text:style-name="T3"> doesn't </text:span><text:span text:style-name="T4">support as user to input that it is </text:span><text:span text:style-name="T3">upgrade</text:span><text:span text:style-name="T4"> to other values, part of Provided will be displayed value to be </text:span><text:span text:style-name="T3">upgrade- If provider supports as user to input then value the part </text:span><text:span text:style-name="T3">of Provided same as alongside part of requested</text:span></text:p>
              <text:p><text:span text:style-name="T3">- If provider doesn't </text:span><text:span text:style-name="T4">support as user to input that it is </text:span><text:span text:style-name="T3">upgrade</text:span><text:span text:style-name="T4"> to other values, part of Provided will be displayed value to be </text:span><text:span text:style-name="T3">upgrade</text:span>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</table:table-row-group>
        <table:table-row table:style-name="ro7">
          <table:table-cell table:style-name="ce11" office:value-type="string" table:number-columns-spanned="10" table:number-rows-spanned="1">
            <text:p>6. Check value of Carrier column</text:p>
          </table:table-cell>
          <table:covered-table-cell table:number-columns-repeated="8" table:style-name="ce25"/>
          <table:covered-table-cell table:style-name="ce77"/>
          <table:table-cell table:style-name="ce85" table:number-columns-repeated="1014"/>
        </table:table-row>
        <table:table-row-group>
          <table:table-row table:style-name="ro7">
            <table:table-cell table:style-name="ce11" office:value-type="string" table:number-columns-spanned="10" table:number-rows-spanned="1">
              <text:p><text:s text:c="62"/>Check value of Carrier column at the Current Mode</text:p>
            </table:table-cell>
            <table:covered-table-cell table:number-columns-repeated="8" table:style-name="ce25"/>
            <table:covered-table-cell table:style-name="ce77"/>
            <table:table-cell table:style-name="ce85" table:number-columns-repeated="1014"/>
          </table:table-row>
          <table:table-row table:style-name="ro15">
            <table:table-cell table:style-name="ce12" office:value-type="string">
              <text:p>TC27</text:p>
            </table:table-cell>
            <table:table-cell table:style-name="ce29" office:value-type="string">
              <text:p>Check value of Carrier column if Set role <text:span text:style-name="T3">CanSeeCarrierName = True</text:span></text:p>
            </table:table-cell>
            <table:table-cell table:style-name="ce40" office:value-type="string">
              <text:p>1: Go to the system TestProEngine Current Mode</text:p>
              <text:p>2: Create quote and submit for it</text:p>
              <text:p>3: Go to Maintenance User set role CanSeeCarrierName = True</text:p>
              <text:p>4: Open the quote</text:p>
              <text:p>5: Click [Export all Carriers] at Quick Links</text:p>
            </table:table-cell>
            <table:table-cell table:style-name="ce47" office:value-type="string" table:number-columns-spanned="3" table:number-rows-spanned="1">
              <text:p>See Carrier column: value of it is Carriername (carriercode1, carriercode2…..) 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  <table:table-row table:style-name="ro15">
            <table:table-cell table:style-name="ce12" office:value-type="string">
              <text:p>TC28</text:p>
            </table:table-cell>
            <table:table-cell table:style-name="ce29" office:value-type="string">
              <text:p>Check value of Carrier column if Set role <text:span text:style-name="T3">CanSeeCarrierNamer = False</text:span></text:p>
            </table:table-cell>
            <table:table-cell table:style-name="ce40" office:value-type="string">
              <text:p>1: Go to the system TestProEngine Current Mode</text:p>
              <text:p>2: Create quote and submit for it</text:p>
              <text:p>3: Go to Maintenance User set role CanSeeCarrierName = False</text:p>
              <text:p>4: Open the quote</text:p>
              <text:p>5: Click [Export all Carriers] at Quick links</text:p>
            </table:table-cell>
            <table:table-cell table:style-name="ce47" office:value-type="string" table:number-columns-spanned="3" table:number-rows-spanned="1">
              <text:p>See Carrier column: value of it is Carriercode1,Carriercode2……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  <table:table-row table:style-name="ro1">
            <table:table-cell table:style-name="ce11" office:value-type="string" table:number-columns-spanned="10" table:number-rows-spanned="1">
              <text:p><text:s text:c="61"/>Check value of Carrier column at the Expert Mode</text:p>
            </table:table-cell>
            <table:covered-table-cell table:number-columns-repeated="8" table:style-name="ce25"/>
            <table:covered-table-cell table:style-name="ce77"/>
            <table:table-cell table:style-name="ce85" table:number-columns-repeated="1014"/>
          </table:table-row>
          <table:table-row table:style-name="ro15">
            <table:table-cell table:style-name="ce12" office:value-type="string">
              <text:p>TC29</text:p>
            </table:table-cell>
            <table:table-cell table:style-name="ce29" office:value-type="string">
              <text:p>Check value of Carrier column if Set role <text:span text:style-name="T3">CanSeeCarrierName = True</text:span></text:p>
            </table:table-cell>
            <table:table-cell table:style-name="ce40" office:value-type="string">
              <text:p>1: Go to the system TestProEngine Expert Mode</text:p>
              <text:p>2: Create quote and submit for it</text:p>
              <text:p>3: Go to Maintenance User set role CanSeeCarrierName = True</text:p>
              <text:p>4: Open the quote</text:p>
              <text:p>5: Click [Export all Carriers] at left panel</text:p>
            </table:table-cell>
            <table:table-cell table:style-name="ce47" office:value-type="string" table:number-columns-spanned="3" table:number-rows-spanned="1">
              <text:p>See Carrier column: value of it is Carriername (Expertcode1, expertcode2…..) 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/>
            <table:table-cell table:style-name="ce65"/>
            <table:table-cell table:style-name="ce60" table:number-columns-repeated="1014"/>
          </table:table-row>
          <table:table-row table:style-name="ro15">
            <table:table-cell table:style-name="ce12" office:value-type="string">
              <text:p>TC30</text:p>
            </table:table-cell>
            <table:table-cell table:style-name="ce29" office:value-type="string">
              <text:p>Check value of Carrier column if Set role <text:span text:style-name="T3">CanSeeCarrierNamer = False</text:span></text:p>
            </table:table-cell>
            <table:table-cell table:style-name="ce40" office:value-type="string">
              <text:p>1: Go to the system TestProEngine Expert Mode</text:p>
              <text:p>2: Create quote and submit for it</text:p>
              <text:p>3: Go to Maintenance User set role CanSeeCarrierName = False</text:p>
              <text:p>4: Open the quote</text:p>
              <text:p>5: Click [Export all Carriers] at left panel</text:p>
            </table:table-cell>
            <table:table-cell table:style-name="ce47" office:value-type="string" table:number-columns-spanned="3" table:number-rows-spanned="1">
              <text:p>See Carrier column: value of it is Expertcode1,Expertcode2……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/>
            <table:table-cell table:style-name="ce65"/>
            <table:table-cell table:style-name="ce60" table:number-columns-repeated="1014"/>
          </table:table-row>
          <table:table-row table:style-name="ro7">
            <table:table-cell table:style-name="ce11" office:value-type="string" table:number-columns-spanned="10" table:number-rows-spanned="1">
              <text:p><text:s text:c="62"/>Check value of Carrier column at the Classic Mode</text:p>
            </table:table-cell>
            <table:covered-table-cell table:number-columns-repeated="8" table:style-name="ce25"/>
            <table:covered-table-cell table:style-name="ce77"/>
            <table:table-cell table:style-name="ce85" table:number-columns-repeated="1014"/>
          </table:table-row>
          <table:table-row table:style-name="ro15">
            <table:table-cell table:style-name="ce12" office:value-type="string">
              <text:p>TC31</text:p>
            </table:table-cell>
            <table:table-cell table:style-name="ce29" office:value-type="string">
              <text:p>Check value of Carrier column if Set role <text:span text:style-name="T3">CanSeeCarrierName = True</text:span></text:p>
            </table:table-cell>
            <table:table-cell table:style-name="ce40" office:value-type="string">
              <text:p>1: Go to the system TestProEngine Classic Mode</text:p>
              <text:p>2: Create quote and submit for it</text:p>
              <text:p>3: Go to Maintenance User set role CanSeeCarrierName = True</text:p>
              <text:p>4: Open the quote</text:p>
              <text:p>5: Click [Export all Carriers] at Quick Links</text:p>
            </table:table-cell>
            <table:table-cell table:style-name="ce47" office:value-type="string" table:number-columns-spanned="3" table:number-rows-spanned="1">
              <text:p>See Carrier column: value of it is Carriername (Carriercode1,Carriercode2…..) 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  <table:table-row table:style-name="ro15">
            <table:table-cell table:style-name="ce12" office:value-type="string">
              <text:p>TC32</text:p>
            </table:table-cell>
            <table:table-cell table:style-name="ce29" office:value-type="string">
              <text:p>Check value of Carrier column if Set role <text:span text:style-name="T3">CanSeeCarrierNamer = False</text:span></text:p>
            </table:table-cell>
            <table:table-cell table:style-name="ce40" office:value-type="string">
              <text:p>1: Go to the system TestProEngine Classic Mode</text:p>
              <text:p>2: Create quote and submit for it</text:p>
              <text:p>3: Go to Maintenance User set role CanSeeCarrierName = False</text:p>
              <text:p>4: Open the quote</text:p>
              <text:p>5: Click [Export all Carriers] at Quick Links</text:p>
            </table:table-cell>
            <table:table-cell table:style-name="ce47" office:value-type="string" table:number-columns-spanned="3" table:number-rows-spanned="1">
              <text:p>See Carrier column: value of it is Carriercode1,Carriercode2……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  <table:table-row table:style-name="ro1">
            <table:table-cell table:style-name="ce11" office:value-type="string" table:number-columns-spanned="10" table:number-rows-spanned="1">
              <text:p><text:s text:c="61"/>Check value of Carrier column at the ClassicDIA Mode</text:p>
            </table:table-cell>
            <table:covered-table-cell table:number-columns-repeated="8" table:style-name="ce25"/>
            <table:covered-table-cell table:style-name="ce77"/>
            <table:table-cell table:style-name="ce85" table:number-columns-repeated="1014"/>
          </table:table-row>
          <table:table-row table:style-name="ro15">
            <table:table-cell table:style-name="ce12" office:value-type="string">
              <text:p>TC33</text:p>
            </table:table-cell>
            <table:table-cell table:style-name="ce29" office:value-type="string">
              <text:p>Check value of Carrier column if Set role <text:span text:style-name="T3">CanSeeCarrierName = True</text:span></text:p>
            </table:table-cell>
            <table:table-cell table:style-name="ce40" office:value-type="string">
              <text:p>1: Go to the system TestProEngine Classic Mode</text:p>
              <text:p>2: Create quote MPLS, DIA and submit for them</text:p>
              <text:p>3: Go to Maintenance User set role CanSeeCarrierName = True</text:p>
              <text:p>4: Open the quote</text:p>
              <text:p>5: Click [Export all Carriers] at Quick Links</text:p>
            </table:table-cell>
            <table:table-cell table:style-name="ce47" office:value-type="string" table:number-columns-spanned="3" table:number-rows-spanned="1">
              <text:p>See Carrier column: value of it is Carriername Carriercode1, Carriercode2…..) with site is MPLS</text:p>
              <text:p>With site is DIA: carrier column show value CarrierName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  <table:table-row table:style-name="ro15">
            <table:table-cell table:style-name="ce12" office:value-type="string">
              <text:p>TC34</text:p>
            </table:table-cell>
            <table:table-cell table:style-name="ce29" office:value-type="string">
              <text:p>Check value of Carrier column if Set role <text:span text:style-name="T3">CanSeeCarrierNamer = False</text:span></text:p>
            </table:table-cell>
            <table:table-cell table:style-name="ce40" office:value-type="string">
              <text:p>1: Go to the system TestProEngine Classic Mode</text:p>
              <text:p>2: Create quote MPLS, DIA and submit for them</text:p>
              <text:p>3: Go to Maintenance User set role CanSeeCarrierName = False</text:p>
              <text:p>4: Open the quote</text:p>
              <text:p>5: Click [Export all Carriers] at Quick Links</text:p>
            </table:table-cell>
            <table:table-cell table:style-name="ce47" office:value-type="string" table:number-columns-spanned="3" table:number-rows-spanned="1">
              <text:p>See Carrier column: value of it is Carriercode1,carriercode2…… with site is MPLS</text:p>
              <text:p>With site is DIA then show at the Carrier column to be "-"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</table:table-row-group>
        <table:table-row table:style-name="ro7">
          <table:table-cell table:style-name="ce11" office:value-type="string" table:number-columns-spanned="10" table:number-rows-spanned="1">
            <text:p>7. Check value of TOTAL (A+P+CoS) Client Price NRC/MRC column at the Current, Classic, Expert Mode</text:p>
          </table:table-cell>
          <table:covered-table-cell table:number-columns-repeated="8" table:style-name="ce25"/>
          <table:covered-table-cell table:style-name="ce77"/>
          <table:table-cell table:style-name="ce85" table:number-columns-repeated="1014"/>
        </table:table-row>
        <table:table-row-group>
          <table:table-row table:style-name="ro15">
            <table:table-cell table:style-name="ce12" office:value-type="string">
              <text:p>TC35</text:p>
            </table:table-cell>
            <table:table-cell table:style-name="ce29" office:value-type="string">
              <text:p>Check value of TOTAL (A+P+CoS) Client Price NRC column </text:p>
            </table:table-cell>
            <table:table-cell table:style-name="ce40" office:value-type="string">
              <text:p>1: Go to the system TestProEngine Classic Mode</text:p>
              <text:p>2: Create quote MPLS, DIA and submit for them</text:p>
              <text:p>3: Open the quote</text:p>
              <text:p>4: Click [Export all Carriers] at Quick Links</text:p>
              <text:p>5: See value of TOTAL (A+P+CoS) Client Price NRC</text:p>
            </table:table-cell>
            <table:table-cell table:style-name="ce47" office:value-type="string" table:number-columns-spanned="3" table:number-rows-spanned="1">
              <text:p>TOTAL (A+P+CoS) Client Price NRC =Access Client Price NRC +Port Client Price NRC +CoS Voice Client Price NRC +CoS Voice Client Price NRC+CoS Premium (H) Client Price NRC+ CoS Premium (M) Client Price NRC+ CoS Premium (N) Client Price NRC+COS Best Effort Client Price NRC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  <table:table-row table:style-name="ro15">
            <table:table-cell table:style-name="ce12" office:value-type="string">
              <text:p>TC36</text:p>
            </table:table-cell>
            <table:table-cell table:style-name="ce29" office:value-type="string">
              <text:p>Check value of TOTAL (A+P+CoS) Client Price MRC column </text:p>
            </table:table-cell>
            <table:table-cell table:style-name="ce40" office:value-type="string">
              <text:p>1: Go to the system TestProEngine Classic Mode</text:p>
              <text:p>2: Create quote MPLS, DIA and submit for them</text:p>
              <text:p>3: Open the quote</text:p>
              <text:p>4: Click [Export all Carriers] at Quick Links</text:p>
              <text:p>5: See value of TOTAL (A+P+CoS) Client Price MRC</text:p>
            </table:table-cell>
            <table:table-cell table:style-name="ce47" office:value-type="string" table:number-columns-spanned="3" table:number-rows-spanned="1">
              <text:p>TOTAL (A+P+CoS) Client Price MRC =Access Client Price MRC +Port Client Price MRC +CoS Voice Client Price MRC +CoS Voice Client Price MRC+CoS Premium (H) Client Price MRC+ CoS Premium (M) Client Price MRC+ CoS Premium (N) Client Price MRC+COS Best Effort Client Price MRC</text:p>
            </table:table-cell>
            <table:covered-table-cell table:number-columns-repeated="2" table:style-name="ce56"/>
            <table:table-cell table:style-name="ce60"/>
            <table:table-cell table:style-name="ce67"/>
            <table:table-cell table:style-name="ce73" office:value-type="string">
              <text:p>Pass</text:p>
            </table:table-cell>
            <table:table-cell table:style-name="ce65"/>
            <table:table-cell table:style-name="ce60" table:number-columns-repeated="1014"/>
          </table:table-row>
        </table:table-row-group>
        <table:table-row table:style-name="ro5" table:number-rows-repeated="38">
          <table:table-cell table:number-columns-repeated="1024"/>
        </table:table-row>
        <table:table-row table:style-name="ro23" table:number-rows-repeated="1048474">
          <table:table-cell table:number-columns-repeated="1024"/>
        </table:table-row>
        <table:table-row table:style-name="ro23">
          <table:table-cell table:number-columns-repeated="1024"/>
        </table:table-row>
        <table:named-expressions/>
      </table:table>
      <table:named-expressions>
        <table:named-expression table:name="Access" table:base-cell-address="$'Export all carrier choices'.$A$1" table:expression="['file://osdc-nt2/osdc/Documents%20and%20Settings/ThoanCT/My%20Documents/Copy%20of%20DataLoadSheet9.xls'#$Validation.$E$2:.$E$223]"/>
        <table:named-expression table:name="AccessCircuit" table:base-cell-address="$'Export all carrier choices'.$A$1" table:expression="['file://osdc-nt2/osdc/Documents%20and%20Settings/ThoanCT/My%20Documents/Copy%20of%20DataLoadSheet9.xls'#$Validation.$C$2:.$C$29]"/>
        <table:named-expression table:name="ACTION" table:base-cell-address="$'Export all carrier choices'.$A$1" table:expression="#ref!"/>
        <table:named-expression table:name="CoS" table:base-cell-address="$'Export all carrier choices'.$A$1" table:expression="['file://osdc-nt2/osdc/Documents%20and%20Settings/ThoanCT/My%20Documents/Copy%20of%20DataLoadSheet9.xls'#$Validation.$G$2:.$G$47]"/>
        <table:named-expression table:name="Countries" table:base-cell-address="$'Export all carrier choices'.$A$1" table:expression="['file://osdc-nt2/osdc/Documents%20and%20Settings/ThoanCT/My%20Documents/Copy%20of%20DataLoadSheet9.xls'#$Validation.$A$2:.$A$301]"/>
        <table:named-expression table:name="DSLCheckService" table:base-cell-address="$'Export all carrier choices'.$A$1" table:expression="['file://osdc-nt2/osdc/Documents%20and%20Settings/ThoanCT/My%20Documents/Copy%20of%20DataLoadSheet9.xls'#$Validation.$H$2:.$H$4]"/>
        <table:named-expression table:name="Port" table:base-cell-address="$'Export all carrier choices'.$A$1" table:expression="['file://osdc-nt2/osdc/Documents%20and%20Settings/ThoanCT/My%20Documents/Copy%20of%20DataLoadSheet9.xls'#$Validation.$F$2:.$F$40]"/>
        <table:named-expression table:name="VancoProducts" table:base-cell-address="$'Export all carrier choices'.$A$1" table:expression="['file://osdc-nt2/osdc/Documents%20and%20Settings/ThoanCT/My%20Documents/Copy%20of%20DataLoadSheet9.xls'#$Validation.$B$2:.$B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 style:font-pitch="variable"/>
    <style:font-face style:name="ＭＳ Ｐゴシック" svg:font-family="'ＭＳ Ｐゴシック'" style:font-pitch="variable"/>
    <style:font-face style:name="MS Gothic" svg:font-family="'MS Gothic'" style:font-family-generic="modern" style:font-pitch="variable"/>
    <style:font-face style:name="ＭＳ ゴシック" svg:font-family="'ＭＳ ゴシック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8P0" style:volatile="true">
      <number:day/>
      <number:text>-</number:text>
      <number:month number:textual="true"/>
      <number:text>-</number:text>
      <number:year/>
    </number:date-style>
    <number:text-style style:name="N118">
      <number:text-content/>
      <style:map style:condition="value()&gt;=0" style:apply-style-name="N118P0"/>
    </number:text-style>
    <number:number-style style:name="N119">
      <number:number number:decimal-places="3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5f_Vanco_5f_CR022a1_5f_TestCase_5f_v0.1" style:display-name="Normal_Sheet1_Vanco_CR022a1_TestCase_v0.1" style:family="table-cell" style:parent-style-name="Excel_20_Built-in_20_Normal" style:data-style-name="N8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in" fo:margin-bottom="0.1701in" fo:margin-left="0.3701in" fo:margin-right="0.4701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098in" fo:margin-left="0in" fo:margin-right="0in" fo:margin-top="0.0709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0.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5in" fo:margin-left="0in" fo:margin-right="0in" fo:margin-top="0.389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2" fo:font-size="8pt" fo:font-style="normal" fo:text-shadow="none" style:text-underline-style="none" fo:font-weight="normal" style:font-size-asian="8pt" style:font-style-asian="normal" style:font-weight-asian="normal" style:font-name-complex="Tahoma2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06/26/2019</text:date>, <text:time>17:5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PageStyle_5f_Export_20_all_20_carrier_20_choices" style:display-name="PageStyle_Export all carrier choi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Report" style:display-name="PageStyle_Test Report" style:page-layout-name="Mpm5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6T17:51:02</dc:date>
    <meta:generator>OpenOffice/4.1.2$Unix OpenOffice.org_project/412m3$Build-9782</meta:generator>
    <meta:editing-duration>PT18S</meta:editing-duration>
    <meta:editing-cycles>1</meta:editing-cycles>
    <meta:document-statistic meta:table-count="1" meta:cell-count="216" meta:object-count="0"/>
  </office:meta>
</office:document-meta>
</file>